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Tipodeletrapredefinidodoparágrafo" style:family="text">
      <style:text-properties fo:font-weight="bold" style:font-weight-asian="bold" style:font-weight-complex="bold" fo:color="#4472C4" fo:font-size="18pt" style:font-size-asian="18pt" style:font-size-complex="18pt"/>
    </style:style>
    <style:style style:name="P3" style:parent-style-name="Normal" style:family="paragraph">
      <style:paragraph-properties fo:text-align="justify">
        <style:tab-stops>
          <style:tab-stop style:type="left" style:position="2.1666in"/>
        </style:tab-stops>
      </style:paragraph-properties>
    </style:style>
    <style:style style:name="P4" style:parent-style-name="Normal" style:family="paragraph">
      <style:paragraph-properties fo:text-align="justify"/>
    </style:style>
    <style:style style:name="P5" style:parent-style-name="Normal" style:family="paragraph">
      <style:paragraph-properties fo:text-align="justify">
        <style:tab-stops>
          <style:tab-stop style:type="left" style:position="2.1666in"/>
        </style:tab-stops>
      </style:paragraph-properties>
    </style:style>
    <style:style style:name="P6" style:parent-style-name="Normal" style:family="paragraph">
      <style:paragraph-properties fo:text-align="justify">
        <style:tab-stops>
          <style:tab-stop style:type="left" style:position="2.1666in"/>
        </style:tab-stops>
      </style:paragraph-properties>
    </style:style>
    <style:style style:name="P7" style:parent-style-name="Normal" style:family="paragraph">
      <style:paragraph-properties fo:text-align="justify">
        <style:tab-stops>
          <style:tab-stop style:type="left" style:position="2.1666in"/>
        </style:tab-stops>
      </style:paragraph-properties>
    </style:style>
    <style:style style:name="P8" style:parent-style-name="Normal" style:family="paragraph">
      <style:paragraph-properties fo:text-align="justify">
        <style:tab-stops>
          <style:tab-stop style:type="left" style:position="2.1666in"/>
        </style:tab-stops>
      </style:paragraph-properties>
    </style:style>
    <style:style style:name="P9" style:parent-style-name="Normal" style:family="paragraph">
      <style:paragraph-properties fo:text-align="justify">
        <style:tab-stops>
          <style:tab-stop style:type="left" style:position="2.1666in"/>
        </style:tab-stops>
      </style:paragraph-properties>
    </style:style>
    <style:style style:name="P10" style:parent-style-name="Normal" style:family="paragraph">
      <style:paragraph-properties fo:text-align="justify">
        <style:tab-stops>
          <style:tab-stop style:type="left" style:position="2.1666in"/>
        </style:tab-stops>
      </style:paragraph-properties>
    </style:style>
  </office:automatic-styles>
  <office:body>
    <office:text text:use-soft-page-breaks="true">
      <text:p text:style-name="P1"><text:span text:style-name="T2">Descrição do Sistema</text:span></text:p>
      <text:p text:style-name="P3">O Hotel Jurele, um dos melhores hotéis do distrito de Bragança, pretende desenvolver um software para gerir toda a gerenciamento do hotel. Com atendimento ao hóspede muito<text:s/>rápido, prático e seguro.<text:s/></text:p>
      <text:p text:style-name="P4">O Hotel recebe pedidos de reserva de quartos tanto pelo site ou pela rececionista, vão verificar se o quarto está livre nos dias que o hospede vai reservar e se os dados do hospede estiver válido reservado, o hospede paga a reserva do quarto. Depois envia o dinheiro ao setor de contabilidade e o mesmo envia o recibo de pagamento ao hospede através do email e o quarto deixa de estar livre. Se um cliente não gostar de um quarto, pode ligar receção pedir para transferir do quarto, deve verificar se o quarto está disponível e<text:s/>depois é acertada a conta com o cliente (se o hospede deve pagar mais ou deve receber). Diariamente é feito um mapa resumo de quantos quartos foram reservados, desocupado, o qual é enviado no final de cada dia para a Tesouraria juntamente com o valor dos quartos reservados. O pagamento da reserva do quarto deve ser feito na hora da reserva, mas<text:s/>o consumo durante a estadia pode<text:s/>ser<text:s/>feito<text:s/>na hora do check-out ou é enviada por e-mail uma<text:s/>referência<text:s/>para efetuar o seu devido pagamento.</text:p>
      <text:p text:style-name="P5">A Tesouraria é a responsável por emitir recibos que sempre que um cliente faça um pagamento, bem<text:s/>como<text:s/>acertar as contas depois da estadia (diversos consumos). No final de cada semana a tesouraria deposita o dinheiro ou cheque no<text:s/>banco.</text:p>
      <text:p text:style-name="P6">O departamento de Restauração elabora mensalmente os mais diversos mapas de pedidos que servirão para uma apreciação de Administração, anualmente é enviado relatórios de reserva dos quartos (os lucros, os hospedes que foram transferidos, entre outros). Este departamento é responsável por fazer os pratos que deverão ser servidos aos hospedes, onde o hospede pode pagar na hora ou adicionar na sua conta, que no final da estadia é feito o acerto de contas.</text:p>
      <text:p text:style-name="P7">Algumas empresas enviam catálogos para o hotel, mostrando produtos para o hotel. O departamento de compra recebe os catálogos e vê se precisa comprar algum produto. É<text:s/>responder por fazer todas as compras necessárias para todos os diversos departamentos (cada departamento pode informar ao departamento de compra, os produtos que estão em falta), onde depois de pedir todos os produtos o departamento da Tesouraria é responsável por fazer o pagamento.</text:p>
      <text:p text:style-name="P8">Depois das camareiras limparem o quarto, o gerente do hotel deve informar ao sistema que o quarto já está limpo e pode já estar disponível para outras pessoas poderem alugar o mesmo. Todos os dias as camareiras devem fazer a limpeza do quarto e reabastecer o stock do quarto (dos produtos em falta).</text:p>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mara Fernandes</meta:initial-creator>
    <dc:creator>Jumara Fernandes</dc:creator>
    <meta:creation-date>2022-01-10T16:52:00Z</meta:creation-date>
    <dc:date>2022-01-17T21:13:00Z</dc:date>
    <meta:template xlink:href="Normal.dotm" xlink:type="simple"/>
    <meta:editing-cycles>3</meta:editing-cycles>
    <meta:editing-duration>PT1920S</meta:editing-duration>
    <meta:document-statistic meta:page-count="1" meta:paragraph-count="5" meta:word-count="418" meta:character-count="2676" meta:row-count="18" meta:non-whitespace-character-count="2263"/>
  </office:meta>
</office:document-meta>
</file>